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d59ca"/>
    </style:style>
    <style:style style:name="T1" style:family="text">
      <style:text-properties officeooo:rsid="000d5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I</text:p>
      <text:p text:style-name="P1">Programming task 3</text:p>
      <text:p text:style-name="P1"/>
      <text:p text:style-name="P1">1-layer Neural Network</text:p>
      <text:p text:style-name="Standard">Implement 1-layer neural network that can recognize the language of given text . Program <text:span text:style-name="T1">should </text:span></text:p>
      <text:p text:style-name="Standard">work on any number of languages(unknown).</text:p>
      <text:p text:style-name="Standard"/>
      <text:p text:style-name="Standard">Program should count the proportion of each ascii letter in a text. <text:span text:style-name="T1">Input vector has</text:span> 26 element<text:span text:style-name="T1">s</text:span>. </text:p>
      <text:p text:style-name="P2"/>
      <text:p text:style-name="P2">Neural network should have as many neurons as languages in a train set. It has to recognize the number of languages automatically.</text:p>
      <text:p text:style-name="Standard">Use maximum selector to calculate the output. <text:span text:style-name="T1">Try to normalize</text:span> <text:span text:style-name="T1">weigh</text:span>t vector to improve classification.</text:p>
      <text:p text:style-name="Standard"/>
      <text:p text:style-name="P2">You should create training and test datasets by yourself. <text:span text:style-name="T1">Create folders for train and test sets. In each create folderrs that represents languages (pl, en, de ...) . Each language folder should contain a few </text:span></text:p>
      <text:p text:style-name="Standard">text files in <text:span text:style-name="T1">particular</text:span> language (i .e. articles from wikipedia) in different files in a folders</text:p>
      <text:p text:style-name="Standard">representing languages . Program should provide the language for each file</text:p>
      <text:p text:style-name="Standard">in a testset. <text:span text:style-name="T1">Provide an interface to </text:span>input a short text <text:span text:style-name="T1">for language classif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2:22:20.944799108</meta:creation-date>
    <dc:date>2021-03-29T22:32:42.249905835</dc:date>
    <meta:editing-duration>PT11S</meta:editing-duration>
    <meta:editing-cycles>1</meta:editing-cycles>
    <meta:document-statistic meta:table-count="0" meta:image-count="0" meta:object-count="0" meta:page-count="1" meta:paragraph-count="12" meta:word-count="158" meta:character-count="976" meta:non-whitespace-character-count="827"/>
    <meta:generator>LibreOffice/6.0.7.3$Linux_X86_64 LibreOffice_project/00m0$Build-3</meta:generator>
  </office:meta>
</office:document-meta>
</file>